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785.3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14.09pt"/>
    </style:style>
    <style:style style:name="co9" style:family="table-column">
      <style:table-column-properties fo:break-before="auto" style:column-width="82.8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urrent-accou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{SHA512-CRYPT}$6$rounds=656000$x5oURjXO9znpZimN$qu9RrRSQyJuLUwHPCxheqWQRJu45E0re1Fm3hdrSc10Beqa554c/JpqBSERnlpuP6821BcJA8oMzOUwWnmH3o/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uperAdm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admin@s8-software.com</text:p>
          </table:table-cell>
          <table:table-cell office:value-type="string" calcext:value-type="string">
            <text:p>{SHA512-CRYPT}$6$rounds=656000$LFFOz654mlRrW573$QJBWRxchntVzN62/Fj1TZGUG1Nl2DSCm82Be4zZMPXeIij5L9KWvOPQQKgtYmpQzY14DcYZAulbKi.HWgaayf0</text:p>
          </table:table-cell>
          <table:table-cell office:value-type="string" calcext:value-type="string">
            <text:p>S8-softwar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omainAdmins</text:p>
          </table:table-cell>
          <table:table-cell office:value-type="string" calcext:value-type="string">
            <text:p>admin@s8-software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8-software.com</text:p>
          </table:table-cell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henry@s8-software.com</text:p>
          </table:table-cell>
          <table:table-cell office:value-type="string" calcext:value-type="string">
            <text:p>{SHA512-CRYPT}$6$rounds=656000$NTsXJ1LwRGQrjRUt$EFZ0l0UV/qHkAOogAJqHrmb3Di5yPDlaBNXove8RYTcjm7f2xNeheWWqAgtFtjE/oxTleyGZKTPDus/CONygD0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Henrys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mpleUsers</text:p>
          </table:table-cell>
          <table:table-cell office:value-type="string" calcext:value-type="string">
            <text:p>henry@s8-software.c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jonathanzerox@s8-software.com</text:p>
          </table:table-cell>
          <table:table-cell office:value-type="string" calcext:value-type="string">
            <text:p>{SHA512-CRYPT}$6$rounds=656000$Zvl.aYETpwyXILz2$NtfBESw7vQd2VrGgps9wWF6FQY7tUhSNAEKZzKut7K09dqxk2GmZWunfQENJ5nvjYZ7P3iTh8amih2TkCUZMf.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Zero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mpleUsers</text:p>
          </table:table-cell>
          <table:table-cell office:value-type="string" calcext:value-type="string">
            <text:p>jonathanzerox@s8-software.c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noris@s8-software.com</text:p>
          </table:table-cell>
          <table:table-cell office:value-type="string" calcext:value-type="string">
            <text:p>{SHA512-CRYPT}$6$rounds=656000$izx5v77mHZi7ARNR$qvTan2NnW5OahyqvZMcHuZ9sFHVjZg899ybggBA8z8QgUUV.9cpLUrGoqoOfvLyiWtLqmJ4b2k7OObO2o4Saq.</text:p>
          </table:table-cell>
          <table:table-cell office:value-type="string" calcext:value-type="string">
            <text:p>Abaho</text:p>
          </table:table-cell>
          <table:table-cell office:value-type="string" calcext:value-type="string">
            <text:p>Nori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mpleUsers</text:p>
          </table:table-cell>
          <table:table-cell office:value-type="string" calcext:value-type="string">
            <text:p>noris@s8-software.c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rlo@s8-software.com</text:p>
          </table:table-cell>
          <table:table-cell office:value-type="string" calcext:value-type="string">
            <text:p>{SHA512-CRYPT}$6$rounds=656000$a6VUMF8qaibo5OWX$ikAx/pQJsqeMLhmNn0I6a2YTDHS9VZnKR5qG1epCu6jSwt8zz6nXY39L7a7c8gMhrXEbeUyk7pLCtlsVSqJjs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renstei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perAdmins</text:p>
          </table:table-cell>
          <table:table-cell office:value-type="string" calcext:value-type="string">
            <text:p>rlo@s8-software.c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wangoloj@s8-software.com</text:p>
          </table:table-cell>
          <table:table-cell office:value-type="string" calcext:value-type="string">
            <text:p>{SHA512-CRYPT}$6$rounds=656000$gw3oDktk4/QuYYWs$NB4R64ORKWlUf.NUoyWMI8tEWcV5wpiNzYvn/xLsAG17RPSgiS6xhJ5cSsi7jsqFuacvXT3dOAhC6ZbN4DI7m.</text:p>
          </table:table-cell>
          <table:table-cell office:value-type="string" calcext:value-type="string">
            <text:p>Wangolo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mpleUsers</text:p>
          </table:table-cell>
          <table:table-cell office:value-type="string" calcext:value-type="string">
            <text:p>wangoloj@s8-software.c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zulip@s8-software.com</text:p>
          </table:table-cell>
          <table:table-cell office:value-type="string" calcext:value-type="string">
            <text:p>{SHA512-CRYPT}$6$rounds=656000$mZKejtuSFFEWhEHz$qnHWsKBMqIp7/RsmrYKWAe0Ss2Lyq/RP32rLjqm4Un87VCgVjYXEbTElCTMe69pUcMcv16gEvc7xuy1IjCbEN.</text:p>
          </table:table-cell>
          <table:table-cell office:value-type="string" calcext:value-type="string">
            <text:p>S8-software</text:p>
          </table:table-cell>
          <table:table-cell office:value-type="string" calcext:value-type="string">
            <text:p>Zulip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mpleUsers</text:p>
          </table:table-cell>
          <table:table-cell office:value-type="string" calcext:value-type="string">
            <text:p>zulip@s8-software.c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postmaster@s8-software.com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admin@s8-software.com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robert@s8-software.com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lo@s8-software.com</text:p>
          </table:table-cell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" meta:object-count="0"/>
    <meta:generator>LibreOffice/5.1.6.2$Linux_X86_64 LibreOffice_project/10m0$Build-2</meta:generator>
  </office:meta>
</office:document-meta>
</file>